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887cm"/>
    </style:style>
    <style:style style:name="ro1" style:family="table-row">
      <style:table-row-properties style:row-height="0.8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mpionship" table:style-name="ta1">
        <table:shapes>
          <draw:frame draw:z-index="0" draw:name="https://media.formula1.com/image/upload/c_lfill,w_64/q_auto/v1740000000/common/f1/2025/astonmartin/2025astonmartinlogowhite.webp 7" draw:style-name="gr1" draw:text-style-name="P1" svg:width="0.967cm" svg:height="0.967cm" svg:x="6.773cm" svg:y="29.53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 8" draw:style-name="gr1" draw:text-style-name="P1" svg:width="0.967cm" svg:height="0.967cm" svg:x="6.773cm" svg:y="33.60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v1740000000/common/f1/2025/mercedes/2025mercedeslogowhite.webp 3" draw:style-name="gr1" draw:text-style-name="P1" svg:width="0.967cm" svg:height="0.967cm" svg:x="6.773cm" svg:y="41.823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3" draw:name="https://media.formula1.com/image/upload/c_lfill,w_64/q_auto/v1740000000/common/f1/2025/astonmartin/2025astonmartinlogowhite.webp 9" draw:style-name="gr1" draw:text-style-name="P1" svg:width="0.967cm" svg:height="0.967cm" svg:x="6.773cm" svg:y="43.62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4" draw:name="https://media.formula1.com/image/upload/c_lfill,w_64/q_auto/v1740000000/common/f1/2025/astonmartin/2025astonmartinlogowhite.webp 10" draw:style-name="gr1" draw:text-style-name="P1" svg:width="0.967cm" svg:height="0.967cm" svg:x="6.773cm" svg:y="44.53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5" draw:name="https://media.formula1.com/image/upload/c_lfill,w_64/q_auto/v1740000000/common/f1/2025/astonmartin/2025astonmartinlogowhite.webp 11" draw:style-name="gr1" draw:text-style-name="P1" svg:width="0.967cm" svg:height="0.967cm" svg:x="6.773cm" svg:y="68.199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6" draw:name="https://media.formula1.com/image/upload/c_lfill,w_64/q_auto/v1740000000/common/f1/2025/astonmartin/2025astonmartinlogowhite.webp 12" draw:style-name="gr1" draw:text-style-name="P1" svg:width="0.967cm" svg:height="0.967cm" svg:x="6.773cm" svg:y="68.65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7" draw:name="https://media.formula1.com/image/upload/c_lfill,w_64/q_auto/v1740000000/common/f1/2025/astonmartin/2025astonmartinlogowhite.webp 13" draw:style-name="gr1" draw:text-style-name="P1" svg:width="0.967cm" svg:height="0.967cm" svg:x="6.773cm" svg:y="94.035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8" draw:name="https://media.formula1.com/image/upload/c_lfill,w_64/q_auto/v1740000000/common/f1/2025/astonmartin/2025astonmartinlogowhite.webp 14" draw:style-name="gr1" draw:text-style-name="P1" svg:width="0.967cm" svg:height="0.967cm" svg:x="6.773cm" svg:y="95.84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9" draw:name="https://media.formula1.com/image/upload/c_lfill,w_64/q_auto/v1740000000/common/f1/2025/alpine/2025alpinelogowhite.webp 1" draw:style-name="gr1" draw:text-style-name="P1" svg:width="0.967cm" svg:height="0.967cm" svg:x="6.773cm" svg:y="96.294cm">
            <draw:image xlink:href="https://media.formula1.com/image/upload/c_lfill,w_64/q_auto/v1740000000/common/f1/2025/alpine/2025alpinelogowhite.webp" xlink:type="simple" xlink:show="embed" xlink:actuate="onLoad" draw:mime-type="image/png">
              <text:p/>
            </draw:image>
          </draw:frame>
          <draw:frame draw:z-index="10" draw:name="https://media.formula1.com/image/upload/c_lfill,w_64/q_auto/v1740000000/common/f1/2025/astonmartin/2025astonmartinlogowhite.webp 15" draw:style-name="gr1" draw:text-style-name="P1" svg:width="0.967cm" svg:height="0.967cm" svg:x="6.773cm" svg:y="115.267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1" draw:name="https://media.formula1.com/image/upload/c_lfill,w_64/q_auto/v1740000000/common/f1/2025/astonmartin/2025astonmartinlogowhite.webp 16" draw:style-name="gr1" draw:text-style-name="P1" svg:width="0.967cm" svg:height="0.967cm" svg:x="6.773cm" svg:y="131.07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2" draw:name="https://media.formula1.com/image/upload/c_lfill,w_64/q_auto/v1740000000/common/f1/2025/astonmartin/2025astonmartinlogowhite.webp 17" draw:style-name="gr1" draw:text-style-name="P1" svg:width="0.967cm" svg:height="0.967cm" svg:x="6.773cm" svg:y="141.46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3" draw:name="https://media.formula1.com/image/upload/c_lfill,w_64/q_auto/v1740000000/common/f1/2025/astonmartin/2025astonmartinlogowhite.webp 18" draw:style-name="gr1" draw:text-style-name="P1" svg:width="0.967cm" svg:height="0.967cm" svg:x="6.773cm" svg:y="165.855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4" draw:name="https://media.formula1.com/image/upload/c_lfill,w_64/q_auto/v1740000000/common/f1/2025/astonmartin/2025astonmartinlogowhite.webp 19" draw:style-name="gr1" draw:text-style-name="P1" svg:width="0.967cm" svg:height="0.967cm" svg:x="7.31cm" svg:y="178.0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5" draw:name="https://media.formula1.com/image/upload/c_lfill,w_64/q_auto/v1740000000/common/f1/2025/astonmartin/2025astonmartinlogowhite.webp 20" draw:style-name="gr1" draw:text-style-name="P1" svg:width="0.967cm" svg:height="0.967cm" svg:x="7.31cm" svg:y="178.27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6" draw:name="https://media.formula1.com/image/upload/c_lfill,w_64/q_auto/v1740000000/common/f1/2025/redbullracing/2025redbullracinglogowhite.webp 2" draw:style-name="gr1" draw:text-style-name="P1" svg:width="0.967cm" svg:height="0.967cm" svg:x="7.31cm" svg:y="139.238cm">
            <draw:image xlink:href="https://media.formula1.com/image/upload/c_lfill,w_64/q_auto/v1740000000/common/f1/2025/redbullracing/2025redbullracinglogowhite.webp" xlink:type="simple" xlink:show="embed" xlink:actuate="onLoad" draw:mime-type="image/png">
              <text:p/>
            </draw:image>
          </draw:frame>
          <draw:frame draw:z-index="17" draw:name="https://media.formula1.com/image/upload/c_lfill,w_64/q_auto/v1740000000/common/f1/2025/astonmartin/2025astonmartinlogowhite.webp 21" draw:style-name="gr1" draw:text-style-name="P1" svg:width="0.967cm" svg:height="0.967cm" svg:x="7.31cm" svg:y="141.34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8" draw:name="https://media.formula1.com/image/upload/c_lfill,w_64/q_auto/v1740000000/common/f1/2025/astonmartin/2025astonmartinlogowhite.webp 22" draw:style-name="gr1" draw:text-style-name="P1" svg:width="0.967cm" svg:height="0.967cm" svg:x="7.31cm" svg:y="149.87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9" draw:name="https://media.formula1.com/image/upload/c_lfill,w_64/q_auto/v1740000000/common/f1/2025/astonmartin/2025astonmartinlogowhite.webp 23" draw:style-name="gr1" draw:text-style-name="P1" svg:width="0.967cm" svg:height="0.967cm" svg:x="7.31cm" svg:y="150.377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0" draw:name="https://media.formula1.com/image/upload/c_lfill,w_64/q_auto/v1740000000/common/f1/2025/mercedes/2025mercedeslogowhite.webp 4" draw:style-name="gr1" draw:text-style-name="P1" svg:width="0.967cm" svg:height="0.967cm" svg:x="7.31cm" svg:y="164.676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21" draw:name="https://media.formula1.com/image/upload/c_lfill,w_64/q_auto/v1740000000/common/f1/2025/astonmartin/2025astonmartinlogowhite.webp 43" draw:style-name="gr1" draw:text-style-name="P1" svg:width="0.967cm" svg:height="0.967cm" svg:x="7.31cm" svg:y="166.08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2" draw:name="https://media.formula1.com/image/upload/c_lfill,w_64/q_auto/v1740000000/common/f1/2025/astonmartin/2025astonmartinlogowhite.webp 44" draw:style-name="gr1" draw:text-style-name="P1" svg:width="0.967cm" svg:height="0.967cm" svg:x="7.31cm" svg:y="166.58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3" draw:name="https://media.formula1.com/image/upload/c_lfill,w_64/q_auto/v1740000000/common/f1/2025/astonmartin/2025astonmartinlogowhite.webp 45" draw:style-name="gr1" draw:text-style-name="P1" svg:width="0.967cm" svg:height="0.967cm" svg:x="7.31cm" svg:y="176.51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4" draw:name="https://media.formula1.com/image/upload/c_lfill,w_64/q_auto/v1740000000/common/f1/2025/astonmartin/2025astonmartinlogowhite.webp 46" draw:style-name="gr1" draw:text-style-name="P1" svg:width="0.967cm" svg:height="0.967cm" svg:x="7.31cm" svg:y="185.949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5" draw:name="https://media.formula1.com/image/upload/c_lfill,w_64/q_auto/v1740000000/common/f1/2025/astonmartin/2025astonmartinlogowhite.webp 47" draw:style-name="gr1" draw:text-style-name="P1" svg:width="0.967cm" svg:height="0.967cm" svg:x="7.31cm" svg:y="186.85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6" draw:name="https://media.formula1.com/image/upload/c_lfill,w_64/q_auto/v1740000000/common/f1/2025/astonmartin/2025astonmartinlogowhite.webp 48" draw:style-name="gr1" draw:text-style-name="P1" svg:width="0.967cm" svg:height="0.967cm" svg:x="7.31cm" svg:y="195.70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7" draw:name="https://media.formula1.com/image/upload/c_lfill,w_64/q_auto/v1740000000/common/f1/2025/mclaren/2025mclarenlogowhite.webp 4" draw:style-name="gr1" draw:text-style-name="P1" svg:width="0.967cm" svg:height="0.967cm" svg:x="7.31cm" svg:y="196.485cm">
            <draw:image xlink:href="https://media.formula1.com/image/upload/c_lfill,w_64/q_auto/v1740000000/common/f1/2025/mclaren/2025mclarenlogowhite.webp" xlink:type="simple" xlink:show="embed" xlink:actuate="onLoad" draw:mime-type="image/png">
              <text:p/>
            </draw:image>
          </draw:frame>
          <draw:frame draw:z-index="28" draw:name="https://media.formula1.com/image/upload/c_lfill,w_64/q_auto/v1740000000/common/f1/2025/astonmartin/2025astonmartinlogowhite.webp 3" draw:style-name="gr1" draw:text-style-name="P1" svg:width="0.967cm" svg:height="0.967cm" svg:x="7.31cm" svg:y="21.11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9" draw:name="https://media.formula1.com/image/upload/c_lfill,w_64/q_auto/v1740000000/common/f1/2025/astonmartin/2025astonmartinlogowhite.webp 4" draw:style-name="gr1" draw:text-style-name="P1" svg:width="0.967cm" svg:height="0.967cm" svg:x="7.31cm" svg:y="21.52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0" draw:name="https://media.formula1.com/image/upload/c_lfill,w_64/q_auto/v1740000000/common/f1/2025/astonmartin/2025astonmartinlogowhite.webp 5" draw:style-name="gr1" draw:text-style-name="P1" svg:width="0.967cm" svg:height="0.967cm" svg:x="7.31cm" svg:y="57.01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1" draw:name="https://media.formula1.com/image/upload/c_lfill,w_64/q_auto/v1740000000/common/f1/2025/astonmartin/2025astonmartinlogowhite.webp 6" draw:style-name="gr1" draw:text-style-name="P1" svg:width="0.967cm" svg:height="0.967cm" svg:x="7.31cm" svg:y="61.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2" draw:name="https://media.formula1.com/image/upload/c_lfill,w_64/q_auto/v1740000000/common/f1/2025/astonmartin/2025astonmartinlogowhite.webp 24" draw:style-name="gr1" draw:text-style-name="P1" svg:width="0.967cm" svg:height="0.967cm" svg:x="7.31cm" svg:y="194.859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3" draw:name="https://media.formula1.com/image/upload/c_lfill,w_64/q_auto/v1740000000/common/f1/2025/astonmartin/2025astonmartinlogowhite.webp 25" draw:style-name="gr1" draw:text-style-name="P1" svg:width="0.967cm" svg:height="0.967cm" svg:x="7.31cm" svg:y="195.81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4" draw:name="https://media.formula1.com/image/upload/c_lfill,w_64/q_auto/v1740000000/common/f1/2025/astonmartin/2025astonmartinlogowhite.webp 26" draw:style-name="gr1" draw:text-style-name="P1" svg:width="0.967cm" svg:height="0.967cm" svg:x="7.31cm" svg:y="222.10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5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Time / Retired</text:p>
          </table:table-cell>
          <table:table-cell table:style-name="ce1" office:value-type="string" calcext:value-type="string">
            <text:p>Pts.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Race No.</text:p>
          </table:table-cell>
          <table:table-cell table:style-name="ce1" office:value-type="string" calcext:value-type="string">
            <text:p>Date</text:p>
          </table:table-cell>
          <table:table-cell table:style-name="ce6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42:06.304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0.895s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8.481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0.135s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2.773s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7.413s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8.423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9.826s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0.448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2.473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6.502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9.884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3.161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0.351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ed Bull Raci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/03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:30:55.0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9.74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1.097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6.65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49.969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3.748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6.321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61.303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0.20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6.387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8.87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1.14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8.40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acing Bul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wis Hamilton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0:39.965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Oscar Piastri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6.889s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 Verstappe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9.804s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eorge Russell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11.592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harles Leclerc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12.190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Yuki Tsunoda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2.288s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i Antonelli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3.038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ndo Norris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3.471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ance Stroll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4.91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rnando Alonso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38.218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lexander Albon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39.29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ierre Gasly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39.64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sack Hadjar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2.400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iam Lawso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4.904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Oliver Bearma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5.64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teban Oco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6.18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arlos Sainz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51.37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abriel Bortoleto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53.940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ico Hulkenberg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56.68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Jack Doohan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70.21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hina – Sprint</text:p>
          </table:table-cell>
          <table:table-cell/>
          <table:table-cell office:value-type="string" calcext:value-type="string">
            <text:p>22/03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:22:06.9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.423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.129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6.097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7.362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8.671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9.18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7.13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40.36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4.529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7.33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8.40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2.12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74.12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1.31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1.95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2.73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3.43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3.89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4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35:39.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5.499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6.273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9.679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7.993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4.395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6.00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4.24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5.06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7.59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01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83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6.31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7.80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34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4.43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5.48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6.87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04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:21:06.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.843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.104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.19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7.236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4.688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9.073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4.630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6.51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7.09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5.91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8.45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9.19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9.72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di Arab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4/2025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ndo Norris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6:37.64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Oscar Piastri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0.672s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wis Hamilton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1.073s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eorge Russell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3.127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ance Stroll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3.412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Yuki Tsunoda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5.153s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i Antonelli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5.635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ierre Gasly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5.973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ico Hulkenberg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6.153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sack Hadjar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7.50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lexander Albon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7.52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teban Oco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8.998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iam Lawson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9.024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Oliver Bearma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9.218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abriel Bortoleto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9.675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Jack Doohan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9.90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 Verstappe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+12.05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rnando Alonso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arlos Sainz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harles Leclerc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N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iami – Sprint</text:p>
          </table:table-cell>
          <table:table-cell/>
          <table:table-cell office:value-type="string" calcext:value-type="string">
            <text:p>03/05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28:51.5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.630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7.644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9.95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067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5.502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7.036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186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57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4.43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4.60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82.00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90.44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Doohan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05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:31:33.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6.109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2.956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4.35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7.945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0.774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2.034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2.898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3.586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6.44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7.25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0.29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1.42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2.51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2.99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3.41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3.80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8.57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ia-Romag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/05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:40:33.8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3.131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3.658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20.57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51.387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3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/05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:32:57.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.471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0.455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1.359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3.648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5.508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6.02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7.882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1.56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1.82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5.53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5.99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8.82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9.30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1.38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2.19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7.06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6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31:52.6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0.22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.014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/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.109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3.442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0.713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0.97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5.36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6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23:47.6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.695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9.82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9.020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2.396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7.754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6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:37:15.7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.812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34.742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39.81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56.781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59.857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0.603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4.135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5.858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0.67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2.09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6.59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7.30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84.47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-Bri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/07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 Verstappe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26:37.99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Oscar Piastri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0.753s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ndo Norris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.414s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harles Leclerc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0.176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teban Oco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3.789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arlos Sainz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4.964s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Oliver Bearma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8.610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sack Hadjar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19.119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abriel Bortoleto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2.183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iam Lawson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2.897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Yuki Tsunoda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4.551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eorge Russell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5.96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ance Stroll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6.595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rnando Alonso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29.04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wis Hamilton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30.175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lexander Albon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30.941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i Antonelli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31.981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ico Hulkenberg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32.867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ranco Colapinto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+38.072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ierre Gasly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elgium – Sprint</text:p>
          </table:table-cell>
          <table:table-cell/>
          <table:table-cell office:value-type="string" calcext:value-type="string">
            <text:p>26/07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:25:22.6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.415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20.185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21.731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4.863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9.926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40.679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52.033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56.43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2.71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3.14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3.62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5.39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9.83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6.06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6.72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7.92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92.02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95.25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/07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35:21.2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0.69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1.916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42.560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59.040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6.169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8.174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9.451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72.64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g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/08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:38:29.8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.271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3.233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5.654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6.327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9.044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9.497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1.709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3.59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4.06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4.51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7.06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7.37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9.72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1.56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2.02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3.62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/08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:13:24.3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9.207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1.351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5.624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2.881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7.449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0.537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8.48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9.76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3.89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4.46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79.28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0.70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2.35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/09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:33:26.4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4.609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9.199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21.760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3.290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3.808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4.227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6.310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6.77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8.98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67.60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68.26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2.87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7.58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8.70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80.23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96.39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erbaij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/09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:40:22.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5.430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6.066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.14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33.681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45.996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0.667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5.251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93.52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/10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 Verstappe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7:58.229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eorge Russell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0.395s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arlos Sainz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0.791s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wis Hamilton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1.224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harles Leclerc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1.825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lexander Albon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.576s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Yuki Tsunoda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2.976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i Antonelli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.147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iam Lawson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4.804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ierre Gasly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5.12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abriel Bortoleto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5.649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sack Hadjar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6.228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ico Hulkenberg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6.624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ranco Colapinto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8.00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Oliver Bearma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+13.57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teban Oco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ance Stroll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ndo Norris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Oscar Piastri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rnando Alonso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nited States – Sprint</text:p>
          </table:table-cell>
          <table:table-cell/>
          <table:table-cell office:value-type="string" calcext:value-type="string">
            <text:p>18/10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:34:00.1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.959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5.373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28.536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29.678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33.456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2.714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7.249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64.72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0.001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3.209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4.77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5.74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0.00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3.043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92.80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ed Sta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10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37:58.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0.324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1.049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0.95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2.065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7.837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0.287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6.446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5.46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6.86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9.04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10/2025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ndo Norris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1:32:01.596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i Antonelli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10.388s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x Verstappen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10.750s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eorge Russell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15.267s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Oscar Piastri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15.749s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Oliver Bearma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29.630s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iam Lawson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2.642s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sack Hadjar</text:p>
          </table:table-cell>
          <table:table-cell table:style-name="ce3" office:value-type="string" calcext:value-type="string">
            <text:p>Racing Bull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2.873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ico Hulkenberg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3.324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ierre Gasly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3.914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lexander Albon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4.184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teban Ocon</text:p>
          </table:table-cell>
          <table:table-cell table:style-name="ce3" office:value-type="string" calcext:value-type="string">
            <text:p>Haas F1 Team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4.69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arlos Sainz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5.420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rnando Alonso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5.76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ranco Colapinto</text:p>
          </table:table-cell>
          <table:table-cell table:style-name="ce3" office:value-type="string" calcext:value-type="string">
            <text:p>Alpine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7.777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ance Stroll</text:p>
          </table:table-cell>
          <table:table-cell table:style-name="ce3" office:value-type="string" calcext:value-type="string">
            <text:p>Aston Martin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58.247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Yuki Tsunoda</text:p>
          </table:table-cell>
          <table:table-cell table:style-name="ce3" office:value-type="string" calcext:value-type="string">
            <text:p>Red Bull Racing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+69.176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wis Hamilton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harles Leclerc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C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abriel Bortoleto</text:p>
          </table:table-cell>
          <table:table-cell table:style-name="ce3" office:value-type="string" calcext:value-type="string">
            <text:p>Kick Saub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razil – Sprint</text:p>
          </table:table-cell>
          <table:table-cell/>
          <table:table-cell office:value-type="string" calcext:value-type="string">
            <text:p>08/11/20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32:01.5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38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75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267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749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29.630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64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873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32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91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18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69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42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76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7.77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8.247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69.17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9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:21:08.4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3.546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0.488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0.678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4.924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45.257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51.134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59.369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0.63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0.549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5.30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6.97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1.70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table:style-name="ce4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 Ve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 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24:38.2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 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.995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 Sainz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2.665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do 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3.31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 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8.317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 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599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 Alonso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4.045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 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6.785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Lawson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073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 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1.77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 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6.93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 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7.730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Bortoleto</text:p>
          </table:table-cell>
          <table:table-cell office:value-type="string" calcext:value-type="string">
            <text:p>Kick Sau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84.81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 Colapinto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 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 Gasly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 Stroll</text:p>
          </table:table-cell>
          <table:table-cell office:value-type="string" calcext:value-type="string">
            <text:p>Aston Mart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 Hadjar</text:p>
          </table:table-cell>
          <table:table-cell office:value-type="string" calcext:value-type="string">
            <text:p>Racing Bul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 Bearman</text:p>
          </table:table-cell>
          <table:table-cell office:value-type="string" calcext:value-type="string">
            <text:p>Haas F1 Te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 Hulkenberg</text:p>
          </table:table-cell>
          <table:table-cell office:value-type="string" calcext:value-type="string">
            <text:p>Kick Sau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11/2025</text:p>
          </table:table-cell>
          <table:table-cell table:number-columns-repeated="2"/>
        </table:table-row>
      </table:table>
      <table:table table:name="Folha1" table:style-name="ta1">
        <table:shapes>
          <draw:frame draw:z-index="0" draw:name="https://media.formula1.com/image/upload/c_lfill,w_64/q_auto/d_common:f1:2025:fallback:driver:2025fallbackdriverright.webp/v1740000000/common/f1/2025/mclaren/lannor01/2025mclarenlannor01right.webp" draw:style-name="gr1" draw:text-style-name="P1" svg:width="0.967cm" svg:height="3.023cm" svg:x="4.516cm" svg:y="1.355cm">
            <draw:image xlink:href="https://media.formula1.com/image/upload/c_lfill,w_64/q_auto/d_common:f1:2025:fallback:driver:2025fallbackdriverright.webp/v1740000000/common/f1/2025/mclaren/lannor01/2025mclarenlannor01right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mclaren/2025mclarenlogowhite.webp" draw:style-name="gr1" draw:text-style-name="P1" svg:width="0.967cm" svg:height="0.967cm" svg:x="6.773cm" svg:y="1.355cm">
            <draw:image xlink:href="https://media.formula1.com/image/upload/c_lfill,w_64/q_auto/v1740000000/common/f1/2025/mclaren/2025mclare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d_common:f1:2025:fallback:driver:2025fallbackdriverright.webp/v1740000000/common/f1/2025/redbullracing/maxver01/2025redbullracingmaxver01right.webp" draw:style-name="gr1" draw:text-style-name="P1" svg:width="0.967cm" svg:height="3.023cm" svg:x="4.516cm" svg:y="1.806cm">
            <draw:image xlink:href="https://media.formula1.com/image/upload/c_lfill,w_64/q_auto/d_common:f1:2025:fallback:driver:2025fallbackdriverright.webp/v1740000000/common/f1/2025/redbullracing/maxver01/2025redbullracingmaxver01right.webp" xlink:type="simple" xlink:show="embed" xlink:actuate="onLoad" draw:mime-type="image/png">
              <text:p/>
            </draw:image>
          </draw:frame>
          <draw:frame draw:z-index="3" draw:name="https://media.formula1.com/image/upload/c_lfill,w_64/q_auto/v1740000000/common/f1/2025/redbullracing/2025redbullracinglogowhite.webp" draw:style-name="gr1" draw:text-style-name="P1" svg:width="0.967cm" svg:height="0.967cm" svg:x="6.773cm" svg:y="1.806cm">
            <draw:image xlink:href="https://media.formula1.com/image/upload/c_lfill,w_64/q_auto/v1740000000/common/f1/2025/redbullracing/2025redbullracinglogowhite.webp" xlink:type="simple" xlink:show="embed" xlink:actuate="onLoad" draw:mime-type="image/png">
              <text:p/>
            </draw:image>
          </draw:frame>
          <draw:frame draw:z-index="4" draw:name="https://media.formula1.com/image/upload/c_lfill,w_64/q_auto/d_common:f1:2025:fallback:driver:2025fallbackdriverright.webp/v1740000000/common/f1/2025/mercedes/georus01/2025mercedesgeorus01right.webp" draw:style-name="gr1" draw:text-style-name="P1" svg:width="0.967cm" svg:height="3.023cm" svg:x="4.516cm" svg:y="2.258cm">
            <draw:image xlink:href="https://media.formula1.com/image/upload/c_lfill,w_64/q_auto/d_common:f1:2025:fallback:driver:2025fallbackdriverright.webp/v1740000000/common/f1/2025/mercedes/georus01/2025mercedesgeorus01right.webp" xlink:type="simple" xlink:show="embed" xlink:actuate="onLoad" draw:mime-type="image/png">
              <text:p/>
            </draw:image>
          </draw:frame>
          <draw:frame draw:z-index="5" draw:name="https://media.formula1.com/image/upload/c_lfill,w_64/q_auto/v1740000000/common/f1/2025/mercedes/2025mercedeslogowhite.webp" draw:style-name="gr1" draw:text-style-name="P1" svg:width="0.967cm" svg:height="0.967cm" svg:x="6.773cm" svg:y="2.258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6" draw:name="https://media.formula1.com/image/upload/c_lfill,w_64/q_auto/d_common:f1:2025:fallback:driver:2025fallbackdriverright.webp/v1740000000/common/f1/2025/mercedes/andant01/2025mercedesandant01right.webp" draw:style-name="gr1" draw:text-style-name="P1" svg:width="0.967cm" svg:height="3.023cm" svg:x="4.516cm" svg:y="2.709cm">
            <draw:image xlink:href="https://media.formula1.com/image/upload/c_lfill,w_64/q_auto/d_common:f1:2025:fallback:driver:2025fallbackdriverright.webp/v1740000000/common/f1/2025/mercedes/andant01/2025mercedesandant01right.webp" xlink:type="simple" xlink:show="embed" xlink:actuate="onLoad" draw:mime-type="image/png">
              <text:p/>
            </draw:image>
          </draw:frame>
          <draw:frame draw:z-index="7" draw:name="https://media.formula1.com/image/upload/c_lfill,w_64/q_auto/v1740000000/common/f1/2025/mercedes/2025mercedeslogowhite.webp" draw:style-name="gr1" draw:text-style-name="P1" svg:width="0.967cm" svg:height="0.967cm" svg:x="6.773cm" svg:y="2.709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8" draw:name="https://media.formula1.com/image/upload/c_lfill,w_64/q_auto/d_common:f1:2025:fallback:driver:2025fallbackdriverright.webp/v1740000000/common/f1/2025/williams/alealb01/2025williamsalealb01right.webp" draw:style-name="gr1" draw:text-style-name="P1" svg:width="0.967cm" svg:height="3.023cm" svg:x="4.516cm" svg:y="3.161cm">
            <draw:image xlink:href="https://media.formula1.com/image/upload/c_lfill,w_64/q_auto/d_common:f1:2025:fallback:driver:2025fallbackdriverright.webp/v1740000000/common/f1/2025/williams/alealb01/2025williamsalealb01right.webp" xlink:type="simple" xlink:show="embed" xlink:actuate="onLoad" draw:mime-type="image/png">
              <text:p/>
            </draw:image>
          </draw:frame>
          <draw:frame draw:z-index="9" draw:name="https://media.formula1.com/image/upload/c_lfill,w_64/q_auto/v1740000000/common/f1/2025/williams/2025williamslogowhite.webp" draw:style-name="gr1" draw:text-style-name="P1" svg:width="0.967cm" svg:height="0.967cm" svg:x="6.773cm" svg:y="3.161cm">
            <draw:image xlink:href="https://media.formula1.com/image/upload/c_lfill,w_64/q_auto/v1740000000/common/f1/2025/williams/2025williamslogowhite.webp" xlink:type="simple" xlink:show="embed" xlink:actuate="onLoad" draw:mime-type="image/png">
              <text:p/>
            </draw:image>
          </draw:frame>
          <draw:frame draw:z-index="10" draw:name="https://media.formula1.com/image/upload/c_lfill,w_64/q_auto/d_common:f1:2025:fallback:driver:2025fallbackdriverright.webp/v1740000000/common/f1/2025/astonmartin/lanstr01/2025astonmartinlanstr01right.webp" draw:style-name="gr1" draw:text-style-name="P1" svg:width="0.967cm" svg:height="3.023cm" svg:x="4.516cm" svg:y="3.612cm">
            <draw:image xlink:href="https://media.formula1.com/image/upload/c_lfill,w_64/q_auto/d_common:f1:2025:fallback:driver:2025fallbackdriverright.webp/v1740000000/common/f1/2025/astonmartin/lanstr01/2025astonmartinlanstr01right.webp" xlink:type="simple" xlink:show="embed" xlink:actuate="onLoad" draw:mime-type="image/png">
              <text:p/>
            </draw:image>
          </draw:frame>
          <draw:frame draw:z-index="11" draw:name="https://media.formula1.com/image/upload/c_lfill,w_64/q_auto/v1740000000/common/f1/2025/astonmartin/2025astonmartinlogowhite.webp" draw:style-name="gr1" draw:text-style-name="P1" svg:width="0.967cm" svg:height="0.967cm" svg:x="6.773cm" svg:y="3.61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2" draw:name="https://media.formula1.com/image/upload/c_lfill,w_64/q_auto/d_common:f1:2025:fallback:driver:2025fallbackdriverright.webp/v1740000000/common/f1/2025/kicksauber/nichul01/2025kicksaubernichul01right.webp" draw:style-name="gr1" draw:text-style-name="P1" svg:width="0.967cm" svg:height="3.023cm" svg:x="4.516cm" svg:y="4.064cm">
            <draw:image xlink:href="https://media.formula1.com/image/upload/c_lfill,w_64/q_auto/d_common:f1:2025:fallback:driver:2025fallbackdriverright.webp/v1740000000/common/f1/2025/kicksauber/nichul01/2025kicksaubernichul01right.webp" xlink:type="simple" xlink:show="embed" xlink:actuate="onLoad" draw:mime-type="image/png">
              <text:p/>
            </draw:image>
          </draw:frame>
          <draw:frame draw:z-index="13" draw:name="https://media.formula1.com/image/upload/c_lfill,w_64/q_auto/v1740000000/common/f1/2025/kicksauber/2025kicksauberlogowhite.webp" draw:style-name="gr1" draw:text-style-name="P1" svg:width="0.967cm" svg:height="0.967cm" svg:x="6.773cm" svg:y="4.064cm">
            <draw:image xlink:href="https://media.formula1.com/image/upload/c_lfill,w_64/q_auto/v1740000000/common/f1/2025/kicksauber/2025kicksauberlogowhite.webp" xlink:type="simple" xlink:show="embed" xlink:actuate="onLoad" draw:mime-type="image/png">
              <text:p/>
            </draw:image>
          </draw:frame>
          <draw:frame draw:z-index="14" draw:name="https://media.formula1.com/image/upload/c_lfill,w_64/q_auto/d_common:f1:2025:fallback:driver:2025fallbackdriverright.webp/v1740000000/common/f1/2025/ferrari/chalec01/2025ferrarichalec01right.webp" draw:style-name="gr1" draw:text-style-name="P1" svg:width="0.967cm" svg:height="3.023cm" svg:x="4.516cm" svg:y="4.516cm">
            <draw:image xlink:href="https://media.formula1.com/image/upload/c_lfill,w_64/q_auto/d_common:f1:2025:fallback:driver:2025fallbackdriverright.webp/v1740000000/common/f1/2025/ferrari/chalec01/2025ferrarichalec01right.webp" xlink:type="simple" xlink:show="embed" xlink:actuate="onLoad" draw:mime-type="image/png">
              <text:p/>
            </draw:image>
          </draw:frame>
          <draw:frame draw:z-index="15" draw:name="https://media.formula1.com/image/upload/c_lfill,w_64/q_auto/v1740000000/common/f1/2025/ferrari/2025ferrarilogowhite.webp" draw:style-name="gr1" draw:text-style-name="P1" svg:width="0.967cm" svg:height="0.967cm" svg:x="6.773cm" svg:y="4.516cm">
            <draw:image xlink:href="https://media.formula1.com/image/upload/c_lfill,w_64/q_auto/v1740000000/common/f1/2025/ferrari/2025ferrarilogowhite.webp" xlink:type="simple" xlink:show="embed" xlink:actuate="onLoad" draw:mime-type="image/png">
              <text:p/>
            </draw:image>
          </draw:frame>
          <draw:frame draw:z-index="16" draw:name="https://media.formula1.com/image/upload/c_lfill,w_64/q_auto/d_common:f1:2025:fallback:driver:2025fallbackdriverright.webp/v1740000000/common/f1/2025/mclaren/oscpia01/2025mclarenoscpia01right.webp" draw:style-name="gr1" draw:text-style-name="P1" svg:width="0.967cm" svg:height="3.023cm" svg:x="4.516cm" svg:y="4.967cm">
            <draw:image xlink:href="https://media.formula1.com/image/upload/c_lfill,w_64/q_auto/d_common:f1:2025:fallback:driver:2025fallbackdriverright.webp/v1740000000/common/f1/2025/mclaren/oscpia01/2025mclarenoscpia01right.webp" xlink:type="simple" xlink:show="embed" xlink:actuate="onLoad" draw:mime-type="image/png">
              <text:p/>
            </draw:image>
          </draw:frame>
          <draw:frame draw:z-index="17" draw:name="https://media.formula1.com/image/upload/c_lfill,w_64/q_auto/v1740000000/common/f1/2025/mclaren/2025mclarenlogowhite.webp" draw:style-name="gr1" draw:text-style-name="P1" svg:width="0.967cm" svg:height="0.967cm" svg:x="6.773cm" svg:y="4.967cm">
            <draw:image xlink:href="https://media.formula1.com/image/upload/c_lfill,w_64/q_auto/v1740000000/common/f1/2025/mclaren/2025mclarenlogowhite.webp" xlink:type="simple" xlink:show="embed" xlink:actuate="onLoad" draw:mime-type="image/png">
              <text:p/>
            </draw:image>
          </draw:frame>
          <draw:frame draw:z-index="18" draw:name="https://media.formula1.com/image/upload/c_lfill,w_64/q_auto/d_common:f1:2025:fallback:driver:2025fallbackdriverright.webp/v1740000000/common/f1/2025/ferrari/lewham01/2025ferrarilewham01right.webp" draw:style-name="gr1" draw:text-style-name="P1" svg:width="0.967cm" svg:height="3.023cm" svg:x="4.516cm" svg:y="5.419cm">
            <draw:image xlink:href="https://media.formula1.com/image/upload/c_lfill,w_64/q_auto/d_common:f1:2025:fallback:driver:2025fallbackdriverright.webp/v1740000000/common/f1/2025/ferrari/lewham01/2025ferrarilewham01right.webp" xlink:type="simple" xlink:show="embed" xlink:actuate="onLoad" draw:mime-type="image/png">
              <text:p/>
            </draw:image>
          </draw:frame>
          <draw:frame draw:z-index="19" draw:name="https://media.formula1.com/image/upload/c_lfill,w_64/q_auto/v1740000000/common/f1/2025/ferrari/2025ferrarilogowhite.webp" draw:style-name="gr1" draw:text-style-name="P1" svg:width="0.967cm" svg:height="0.967cm" svg:x="6.773cm" svg:y="5.419cm">
            <draw:image xlink:href="https://media.formula1.com/image/upload/c_lfill,w_64/q_auto/v1740000000/common/f1/2025/ferrari/2025ferrarilogowhite.webp" xlink:type="simple" xlink:show="embed" xlink:actuate="onLoad" draw:mime-type="image/png">
              <text:p/>
            </draw:image>
          </draw:frame>
          <draw:frame draw:z-index="20" draw:name="https://media.formula1.com/image/upload/c_lfill,w_64/q_auto/d_common:f1:2025:fallback:driver:2025fallbackdriverright.webp/v1740000000/common/f1/2025/alpine/piegas01/2025alpinepiegas01right.webp" draw:style-name="gr1" draw:text-style-name="P1" svg:width="0.967cm" svg:height="3.023cm" svg:x="4.516cm" svg:y="5.87cm">
            <draw:image xlink:href="https://media.formula1.com/image/upload/c_lfill,w_64/q_auto/d_common:f1:2025:fallback:driver:2025fallbackdriverright.webp/v1740000000/common/f1/2025/alpine/piegas01/2025alpinepiegas01right.webp" xlink:type="simple" xlink:show="embed" xlink:actuate="onLoad" draw:mime-type="image/png">
              <text:p/>
            </draw:image>
          </draw:frame>
          <draw:frame draw:z-index="21" draw:name="https://media.formula1.com/image/upload/c_lfill,w_64/q_auto/v1740000000/common/f1/2025/alpine/2025alpinelogowhite.webp" draw:style-name="gr1" draw:text-style-name="P1" svg:width="0.967cm" svg:height="0.967cm" svg:x="6.773cm" svg:y="5.87cm">
            <draw:image xlink:href="https://media.formula1.com/image/upload/c_lfill,w_64/q_auto/v1740000000/common/f1/2025/alpine/2025alpinelogowhite.webp" xlink:type="simple" xlink:show="embed" xlink:actuate="onLoad" draw:mime-type="image/png">
              <text:p/>
            </draw:image>
          </draw:frame>
          <draw:frame draw:z-index="22" draw:name="https://media.formula1.com/image/upload/c_lfill,w_64/q_auto/d_common:f1:2025:fallback:driver:2025fallbackdriverright.webp/v1740000000/common/f1/2025/racingbulls/yuktsu01/2025racingbullsyuktsu01right.webp" draw:style-name="gr1" draw:text-style-name="P1" svg:width="0.967cm" svg:height="3.023cm" svg:x="4.516cm" svg:y="6.322cm">
            <draw:image xlink:href="https://media.formula1.com/image/upload/c_lfill,w_64/q_auto/d_common:f1:2025:fallback:driver:2025fallbackdriverright.webp/v1740000000/common/f1/2025/racingbulls/yuktsu01/2025racingbullsyuktsu01right.webp" xlink:type="simple" xlink:show="embed" xlink:actuate="onLoad" draw:mime-type="image/png">
              <text:p/>
            </draw:image>
          </draw:frame>
          <draw:frame draw:z-index="23" draw:name="https://media.formula1.com/image/upload/c_lfill,w_64/q_auto/v1740000000/common/f1/2025/racingbulls/2025racingbullslogowhite.webp" draw:style-name="gr1" draw:text-style-name="P1" svg:width="0.967cm" svg:height="0.967cm" svg:x="6.773cm" svg:y="6.322cm">
            <draw:image xlink:href="https://media.formula1.com/image/upload/c_lfill,w_64/q_auto/v1740000000/common/f1/2025/racingbulls/2025racingbullslogowhite.webp" xlink:type="simple" xlink:show="embed" xlink:actuate="onLoad" draw:mime-type="image/png">
              <text:p/>
            </draw:image>
          </draw:frame>
          <draw:frame draw:z-index="24" draw:name="https://media.formula1.com/image/upload/c_lfill,w_64/q_auto/d_common:f1:2025:fallback:driver:2025fallbackdriverright.webp/v1740000000/common/f1/2025/haasf1team/estoco01/2025haasf1teamestoco01right.webp" draw:style-name="gr1" draw:text-style-name="P1" svg:width="0.967cm" svg:height="3.023cm" svg:x="4.516cm" svg:y="6.773cm">
            <draw:image xlink:href="https://media.formula1.com/image/upload/c_lfill,w_64/q_auto/d_common:f1:2025:fallback:driver:2025fallbackdriverright.webp/v1740000000/common/f1/2025/haasf1team/estoco01/2025haasf1teamestoco01right.webp" xlink:type="simple" xlink:show="embed" xlink:actuate="onLoad" draw:mime-type="image/png">
              <text:p/>
            </draw:image>
          </draw:frame>
          <draw:frame draw:z-index="25" draw:name="https://media.formula1.com/image/upload/c_lfill,w_64/q_auto/v1740000000/common/f1/2025/haasf1team/2025haasf1teamlogowhite.webp" draw:style-name="gr1" draw:text-style-name="P1" svg:width="0.967cm" svg:height="0.967cm" svg:x="6.773cm" svg:y="6.773cm">
            <draw:image xlink:href="https://media.formula1.com/image/upload/c_lfill,w_64/q_auto/v1740000000/common/f1/2025/haasf1team/2025haasf1teamlogowhite.webp" xlink:type="simple" xlink:show="embed" xlink:actuate="onLoad" draw:mime-type="image/png">
              <text:p/>
            </draw:image>
          </draw:frame>
          <draw:frame draw:z-index="26" draw:name="https://media.formula1.com/image/upload/c_lfill,w_64/q_auto/d_common:f1:2025:fallback:driver:2025fallbackdriverright.webp/v1740000000/common/f1/2025/haasf1team/olibea01/2025haasf1teamolibea01right.webp" draw:style-name="gr1" draw:text-style-name="P1" svg:width="0.967cm" svg:height="3.023cm" svg:x="4.516cm" svg:y="7.225cm">
            <draw:image xlink:href="https://media.formula1.com/image/upload/c_lfill,w_64/q_auto/d_common:f1:2025:fallback:driver:2025fallbackdriverright.webp/v1740000000/common/f1/2025/haasf1team/olibea01/2025haasf1teamolibea01right.webp" xlink:type="simple" xlink:show="embed" xlink:actuate="onLoad" draw:mime-type="image/png">
              <text:p/>
            </draw:image>
          </draw:frame>
          <draw:frame draw:z-index="27" draw:name="https://media.formula1.com/image/upload/c_lfill,w_64/q_auto/v1740000000/common/f1/2025/haasf1team/2025haasf1teamlogowhite.webp" draw:style-name="gr1" draw:text-style-name="P1" svg:width="0.967cm" svg:height="0.967cm" svg:x="6.773cm" svg:y="7.225cm">
            <draw:image xlink:href="https://media.formula1.com/image/upload/c_lfill,w_64/q_auto/v1740000000/common/f1/2025/haasf1team/2025haasf1teamlogowhite.webp" xlink:type="simple" xlink:show="embed" xlink:actuate="onLoad" draw:mime-type="image/png">
              <text:p/>
            </draw:image>
          </draw:frame>
          <draw:frame draw:z-index="28" draw:name="https://media.formula1.com/image/upload/c_lfill,w_64/q_auto/d_common:f1:2025:fallback:driver:2025fallbackdriverright.webp/v1740000000/common/f1/2025/redbullracing/lialaw01/2025redbullracinglialaw01right.webp" draw:style-name="gr1" draw:text-style-name="P1" svg:width="0.967cm" svg:height="3.023cm" svg:x="4.516cm" svg:y="7.676cm">
            <draw:image xlink:href="https://media.formula1.com/image/upload/c_lfill,w_64/q_auto/d_common:f1:2025:fallback:driver:2025fallbackdriverright.webp/v1740000000/common/f1/2025/redbullracing/lialaw01/2025redbullracinglialaw01right.webp" xlink:type="simple" xlink:show="embed" xlink:actuate="onLoad" draw:mime-type="image/png">
              <text:p/>
            </draw:image>
          </draw:frame>
          <draw:frame draw:z-index="29" draw:name="https://media.formula1.com/image/upload/c_lfill,w_64/q_auto/v1740000000/common/f1/2025/redbullracing/2025redbullracinglogowhite.webp" draw:style-name="gr1" draw:text-style-name="P1" svg:width="0.967cm" svg:height="0.967cm" svg:x="6.773cm" svg:y="7.676cm">
            <draw:image xlink:href="https://media.formula1.com/image/upload/c_lfill,w_64/q_auto/v1740000000/common/f1/2025/redbullracing/2025redbullracinglogowhite.webp" xlink:type="simple" xlink:show="embed" xlink:actuate="onLoad" draw:mime-type="image/png">
              <text:p/>
            </draw:image>
          </draw:frame>
          <draw:frame draw:z-index="30" draw:name="https://media.formula1.com/image/upload/c_lfill,w_64/q_auto/d_common:f1:2025:fallback:driver:2025fallbackdriverright.webp/v1740000000/common/f1/2025/kicksauber/gabbor01/2025kicksaubergabbor01right.webp" draw:style-name="gr1" draw:text-style-name="P1" svg:width="0.967cm" svg:height="3.023cm" svg:x="4.516cm" svg:y="8.128cm">
            <draw:image xlink:href="https://media.formula1.com/image/upload/c_lfill,w_64/q_auto/d_common:f1:2025:fallback:driver:2025fallbackdriverright.webp/v1740000000/common/f1/2025/kicksauber/gabbor01/2025kicksaubergabbor01right.webp" xlink:type="simple" xlink:show="embed" xlink:actuate="onLoad" draw:mime-type="image/png">
              <text:p/>
            </draw:image>
          </draw:frame>
          <draw:frame draw:z-index="31" draw:name="https://media.formula1.com/image/upload/c_lfill,w_64/q_auto/v1740000000/common/f1/2025/kicksauber/2025kicksauberlogowhite.webp" draw:style-name="gr1" draw:text-style-name="P1" svg:width="0.967cm" svg:height="0.967cm" svg:x="6.773cm" svg:y="8.128cm">
            <draw:image xlink:href="https://media.formula1.com/image/upload/c_lfill,w_64/q_auto/v1740000000/common/f1/2025/kicksauber/2025kicksauberlogowhite.webp" xlink:type="simple" xlink:show="embed" xlink:actuate="onLoad" draw:mime-type="image/png">
              <text:p/>
            </draw:image>
          </draw:frame>
          <draw:frame draw:z-index="32" draw:name="https://media.formula1.com/image/upload/c_lfill,w_64/q_auto/d_common:f1:2025:fallback:driver:2025fallbackdriverright.webp/v1740000000/common/f1/2025/astonmartin/feralo01/2025astonmartinferalo01right.webp" draw:style-name="gr1" draw:text-style-name="P1" svg:width="0.967cm" svg:height="3.023cm" svg:x="4.516cm" svg:y="8.58cm">
            <draw:image xlink:href="https://media.formula1.com/image/upload/c_lfill,w_64/q_auto/d_common:f1:2025:fallback:driver:2025fallbackdriverright.webp/v1740000000/common/f1/2025/astonmartin/feralo01/2025astonmartinferalo01right.webp" xlink:type="simple" xlink:show="embed" xlink:actuate="onLoad" draw:mime-type="image/png">
              <text:p/>
            </draw:image>
          </draw:frame>
          <draw:frame draw:z-index="33" draw:name="https://media.formula1.com/image/upload/c_lfill,w_64/q_auto/v1740000000/common/f1/2025/astonmartin/2025astonmartinlogowhite.webp" draw:style-name="gr1" draw:text-style-name="P1" svg:width="0.967cm" svg:height="0.967cm" svg:x="6.773cm" svg:y="8.5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34" draw:name="https://media.formula1.com/image/upload/c_lfill,w_64/q_auto/d_common:f1:2025:fallback:driver:2025fallbackdriverright.webp/v1740000000/common/f1/2025/williams/carsai01/2025williamscarsai01right.webp" draw:style-name="gr1" draw:text-style-name="P1" svg:width="0.967cm" svg:height="3.023cm" svg:x="4.516cm" svg:y="9.031cm">
            <draw:image xlink:href="https://media.formula1.com/image/upload/c_lfill,w_64/q_auto/d_common:f1:2025:fallback:driver:2025fallbackdriverright.webp/v1740000000/common/f1/2025/williams/carsai01/2025williamscarsai01right.webp" xlink:type="simple" xlink:show="embed" xlink:actuate="onLoad" draw:mime-type="image/png">
              <text:p/>
            </draw:image>
          </draw:frame>
          <draw:frame draw:z-index="35" draw:name="https://media.formula1.com/image/upload/c_lfill,w_64/q_auto/v1740000000/common/f1/2025/williams/2025williamslogowhite.webp" draw:style-name="gr1" draw:text-style-name="P1" svg:width="0.967cm" svg:height="0.967cm" svg:x="6.773cm" svg:y="9.031cm">
            <draw:image xlink:href="https://media.formula1.com/image/upload/c_lfill,w_64/q_auto/v1740000000/common/f1/2025/williams/2025williamslogowhite.webp" xlink:type="simple" xlink:show="embed" xlink:actuate="onLoad" draw:mime-type="image/png">
              <text:p/>
            </draw:image>
          </draw:frame>
          <draw:frame draw:z-index="36" draw:name="https://media.formula1.com/image/upload/c_lfill,w_64/q_auto/d_common:f1:2025:fallback:driver:2025fallbackdriverright.webp/v1740000000/common/f1/2025/alpine/jacdoo01/2025alpinejacdoo01right.webp" draw:style-name="gr1" draw:text-style-name="P1" svg:width="0.967cm" svg:height="3.023cm" svg:x="6.393cm" svg:y="14.459cm">
            <draw:image xlink:href="https://media.formula1.com/image/upload/c_lfill,w_64/q_auto/d_common:f1:2025:fallback:driver:2025fallbackdriverright.webp/v1740000000/common/f1/2025/alpine/jacdoo01/2025alpinejacdoo01right.webp" xlink:type="simple" xlink:show="embed" xlink:actuate="onLoad" draw:mime-type="image/png">
              <text:p/>
            </draw:image>
          </draw:frame>
          <draw:frame draw:z-index="37" draw:name="https://media.formula1.com/image/upload/c_lfill,w_64/q_auto/v1740000000/common/f1/2025/alpine/2025alpinelogowhite.webp" draw:style-name="gr1" draw:text-style-name="P1" svg:width="0.967cm" svg:height="0.967cm" svg:x="6.773cm" svg:y="9.483cm">
            <draw:image xlink:href="https://media.formula1.com/image/upload/c_lfill,w_64/q_auto/v1740000000/common/f1/2025/alpine/2025alpinelogowhite.webp" xlink:type="simple" xlink:show="embed" xlink:actuate="onLoad" draw:mime-type="image/png">
              <text:p/>
            </draw:image>
          </draw:frame>
          <draw:frame draw:z-index="38" draw:name="https://media.formula1.com/image/upload/c_lfill,w_64/q_auto/d_common:f1:2025:fallback:driver:2025fallbackdriverright.webp/v1740000000/common/f1/2025/racingbulls/isahad01/2025racingbullsisahad01right.webp" draw:style-name="gr1" draw:text-style-name="P1" svg:width="0.967cm" svg:height="3.023cm" svg:x="15.789cm" svg:y="12.853cm">
            <draw:image xlink:href="https://media.formula1.com/image/upload/c_lfill,w_64/q_auto/d_common:f1:2025:fallback:driver:2025fallbackdriverright.webp/v1740000000/common/f1/2025/racingbulls/isahad01/2025racingbullsisahad01right.webp" xlink:type="simple" xlink:show="embed" xlink:actuate="onLoad" draw:mime-type="image/png">
              <text:p/>
            </draw:image>
          </draw:frame>
          <draw:frame draw:z-index="39" draw:name="https://media.formula1.com/image/upload/c_lfill,w_64/q_auto/v1740000000/common/f1/2025/racingbulls/2025racingbullslogowhite.webp" draw:style-name="gr1" draw:text-style-name="P1" svg:width="0.967cm" svg:height="0.967cm" svg:x="6.773cm" svg:y="9.934cm">
            <draw:image xlink:href="https://media.formula1.com/image/upload/c_lfill,w_64/q_auto/v1740000000/common/f1/2025/racingbulls/2025racingbulls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2" table:number-rows-repeated="2">
          <table:table-cell table:style-name="ce7"/>
          <table:table-cell table:style-name="Default" table:number-columns-repeated="6"/>
        </table:table-row>
        <table:table-row table:style-name="ro2">
          <table:table-cell table:style-name="ce6" table:number-columns-repeated="7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hina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06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:30:55.02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9.748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1.097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6.656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49.969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3.748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6.321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61.303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0.204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6.387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8.87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1.14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8.40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acing Bul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Q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pão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967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9.03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/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:22:06.98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.423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.129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6.097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7.362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8.671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9.182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7.134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40.367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4.529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7.333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8.40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2.12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74.12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1.314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1.95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2.73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3.43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3.89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hrain" table:style-name="ta1">
        <table:shapes>
          <draw:frame draw:z-index="0" draw:name="https://media.formula1.com/image/upload/c_lfill,w_64/q_auto/v1740000000/common/f1/2025/mercedes/2025mercedeslogowhite.webp" draw:style-name="gr1" draw:text-style-name="P1" svg:width="0.967cm" svg:height="0.967cm" svg:x="6.773cm" svg:y="5.87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v1740000000/common/f1/2025/astonmartin/2025astonmartinlogowhite.webp" draw:style-name="gr1" draw:text-style-name="P1" svg:width="0.967cm" svg:height="0.967cm" svg:x="6.773cm" svg:y="8.5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2" table:number-rows-repeated="2">
          <table:table-cell table:style-name="ce7"/>
          <table:table-cell table:style-name="Default" table:number-columns-repeated="6"/>
        </table:table-row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35:39.43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5.499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6.273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19.679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7.993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4.395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6.002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4.244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5.061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7.594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01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83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6.31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7.80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340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4.43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5.489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6.87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Q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udi Arabia" table:style-name="ta1"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:21:06.75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.843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.104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.196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7.236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4.688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9.073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4.630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6.515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7.091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5.91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8.45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9.19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9.723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ami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8.12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2" table:number-rows-repeated="2">
          <table:table-cell table:style-name="ce7"/>
          <table:table-cell table:style-name="Default" table:number-columns-repeated="6"/>
        </table:table-row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28:51.58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.630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7.644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39.956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067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5.502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7.036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186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577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4.434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4.60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82.006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90.44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milia-Romagna" table:style-name="ta1">
        <table:table-column table:style-name="co1" table:number-columns-repeated="7" table:default-cell-style-name="ce3"/>
        <table:table-row table:style-name="ro2" table:number-rows-repeated="2">
          <table:table-cell table:style-name="ce7"/>
          <table:table-cell table:style-name="Default" table:number-columns-repeated="6"/>
        </table:table-row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:31:33.19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6.109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2.956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4.356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7.945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0.774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2.034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2.898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3.586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6.446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7.25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0.296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1.42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2.51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2.993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3.41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3.80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38.57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onaco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9.483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v1740000000/common/f1/2025/alpine/2025alpinelogowhite.webp" draw:style-name="gr1" draw:text-style-name="P1" svg:width="0.967cm" svg:height="0.967cm" svg:x="6.773cm" svg:y="9.934cm">
            <draw:image xlink:href="https://media.formula1.com/image/upload/c_lfill,w_64/q_auto/v1740000000/common/f1/2025/alpine/2025alpine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:40:33.843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3.131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3.658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20.572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51.387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1 lap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3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spaña" table:style-name="ta1"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:32:57.37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.471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0.455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1.359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3.648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5.508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6.022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17.882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1.564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1.826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5.532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5.99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8.82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9.309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1.38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2.19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37.06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anada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06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31:52.68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0.228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.014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.109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3.442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0.713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0.972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5.364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ustria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225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23:47.69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.695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9.820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9.020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2.396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7.754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+2 lap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reat-Britain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967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:37:15.73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.812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34.742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39.812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56.781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59.857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0.603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4.135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65.858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0.674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2.09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6.59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77.30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84.47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elgium" table:style-name="ta1"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:25:22.60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.415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20.185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21.731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4.863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39.926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40.679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52.033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56.434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2.714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3.14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3.62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5.39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79.83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6.063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6.72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87.92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92.024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95.250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ungary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06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35:21.2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0.698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21.916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42.560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59.040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6.169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8.174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69.451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72.645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etherlands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064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4.51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:38:29.849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.271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3.233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5.654s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6.327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9.044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9.497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1.709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3.597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4.063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4.51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7.063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7.37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9.72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1.56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2.02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23.62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taly" table:style-name="ta1">
        <table:shapes>
          <draw:frame draw:z-index="0" draw:name="https://media.formula1.com/image/upload/c_lfill,w_64/q_auto/v1740000000/common/f1/2025/redbullracing/2025redbullracinglogowhite.webp" draw:style-name="gr1" draw:text-style-name="P1" svg:width="0.967cm" svg:height="0.967cm" svg:x="6.773cm" svg:y="5.87cm">
            <draw:image xlink:href="https://media.formula1.com/image/upload/c_lfill,w_64/q_auto/v1740000000/common/f1/2025/redbullracing/2025redbullracing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8.5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:13:24.32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9.207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1.351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5.624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2.881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7.449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0.537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8.484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59.762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3.891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64.469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79.28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0.70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82.35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zerbaijan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8.5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:33:26.40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4.609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19.199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21.760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3.290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3.808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4.227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6.310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6.774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8.982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67.60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68.262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2.870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7.58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78.70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80.23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96.39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ingapore" table:style-name="ta1">
        <table:table-column table:style-name="co1" table:number-columns-repeated="7" table:default-cell-style-name="ce3"/>
        <table:table-row table:style-name="ro2" table:number-rows-repeated="2">
          <table:table-cell table:style-name="ce7"/>
          <table:table-cell table:style-name="Default" table:number-columns-repeated="6"/>
        </table:table-row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:40:22.367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5.430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6.066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.146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33.681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45.996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0.667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85.251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93.527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nited States" table:style-name="ta1">
        <table:shapes>
          <draw:frame draw:z-index="0" draw:name="https://media.formula1.com/image/upload/c_lfill,w_64/q_auto/v1740000000/common/f1/2025/mercedes/2025mercedeslogowhite.webp" draw:style-name="gr1" draw:text-style-name="P1" svg:width="0.967cm" svg:height="0.967cm" svg:x="6.773cm" svg:y="3.612cm">
            <draw:image xlink:href="https://media.formula1.com/image/upload/c_lfill,w_64/q_auto/v1740000000/common/f1/2025/mercedes/2025mercedes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5.419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v1740000000/common/f1/2025/astonmartin/2025astonmartinlogowhite.webp" draw:style-name="gr1" draw:text-style-name="P1" svg:width="0.967cm" svg:height="0.967cm" svg:x="6.773cm" svg:y="6.322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:34:00.16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.959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5.373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28.536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29.678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33.456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2.714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57.249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64.722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0.001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3.20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4.778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75.74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0.000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83.043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92.80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xico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225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37:58.57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0.324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31.049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0.955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2.065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47.837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0.287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6.446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5.464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6.863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79.04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razil" table:style-name="ta1">
        <table:shapes>
          <draw:frame draw:z-index="0" draw:name="https://media.formula1.com/image/upload/c_lfill,w_64/q_auto/v1740000000/common/f1/2025/astonmartin/2025astonmartinlogowhite.webp 1" draw:style-name="gr1" draw:text-style-name="P1" svg:width="0.967cm" svg:height="0.967cm" svg:x="6.773cm" svg:y="7.225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 2" draw:style-name="gr1" draw:text-style-name="P1" svg:width="0.967cm" svg:height="0.967cm" svg:x="6.773cm" svg:y="8.12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32:01.59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388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750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267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749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29.630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642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873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324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914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18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696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42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76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7.77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8.24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69.17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s Vegas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9.03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mclaren/2025mclarenlogowhite.webp" draw:style-name="gr1" draw:text-style-name="P1" svg:width="0.967cm" svg:height="0.967cm" svg:x="6.773cm" svg:y="9.483cm">
            <draw:image xlink:href="https://media.formula1.com/image/upload/c_lfill,w_64/q_auto/v1740000000/common/f1/2025/mclaren/2025mclarenlogowhite.webp" xlink:type="simple" xlink:show="embed" xlink:actuate="onLoad" draw:mime-type="image/png">
              <text:p/>
            </draw:image>
          </draw:frame>
          <draw:frame draw:z-index="2" draw:name="https://media.formula1.com/image/upload/c_lfill,w_64/q_auto/v1740000000/common/f1/2025/mclaren/2025mclarenlogowhite.webp" draw:style-name="gr1" draw:text-style-name="P1" svg:width="0.967cm" svg:height="0.967cm" svg:x="6.773cm" svg:y="9.934cm">
            <draw:image xlink:href="https://media.formula1.com/image/upload/c_lfill,w_64/q_auto/v1740000000/common/f1/2025/mclaren/2025mclare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:21:08.42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23.546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0.488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0.678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34.924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45.257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51.134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59.369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60.635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70.549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5.30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86.97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91.70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table:style-name="ce7"/>
          <table:table-cell office:value-type="string" calcext:value-type="string">
            <text:p>DSQ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atar" table:style-name="ta1"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:24:38.24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.995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2.665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3.315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28.317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48.599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4.045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6.785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0.073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1.770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66.93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77.73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84.812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1 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u Dhabi" table:style-name="ta1">
        <table:table-column table:style-name="co1" table:default-cell-style-name="Default"/>
        <table:table-row table:style-name="ro2">
          <table:table-cell/>
        </table:table-row>
      </table:table>
      <table:table table:name="pics" table:style-name="ta1">
        <table:shapes>
          <draw:frame draw:z-index="0" draw:name="https://media.formula1.com/image/upload/c_lfill,w_314/q_auto/d_common:f1:2025:fallback:driver:2025fallbackdriverright.webp/v1740000000/common/f1/2025/mclaren/oscpia01/2025mclarenoscpia01right.webp" draw:style-name="gr1" draw:text-style-name="P1" svg:width="4.746cm" svg:height="14.831cm" svg:x="1.739cm" svg:y="0.545cm">
            <draw:image xlink:href="https://media.formula1.com/image/upload/c_lfill,w_314/q_auto/d_common:f1:2025:fallback:driver:2025fallbackdriverright.webp/v1740000000/common/f1/2025/mclaren/oscpia01/2025mclarenoscpia01right.webp" xlink:type="simple" xlink:show="embed" xlink:actuate="onLoad" draw:mime-type="image/png">
              <text:p/>
            </draw:image>
          </draw:frame>
          <draw:frame draw:z-index="1" draw:name="https://media.formula1.com/image/upload/c_lfill,w_314/q_auto/d_common:f1:2025:fallback:driver:2025fallbackdriverright.webp/v1740000000/common/f1/2025/mclaren/lannor01/2025mclarenlannor01right.webp" draw:style-name="gr1" draw:text-style-name="P1" svg:width="4.746cm" svg:height="14.831cm" svg:x="6.929cm" svg:y="0.981cm">
            <draw:image xlink:href="https://media.formula1.com/image/upload/c_lfill,w_314/q_auto/d_common:f1:2025:fallback:driver:2025fallbackdriverright.webp/v1740000000/common/f1/2025/mclaren/lannor01/2025mclarenlannor01right.webp" xlink:type="simple" xlink:show="embed" xlink:actuate="onLoad" draw:mime-type="image/png">
              <text:p/>
            </draw:image>
          </draw:frame>
          <draw:frame draw:z-index="2" draw:name="https://media.formula1.com/image/upload/c_lfill,w_314/q_auto/d_common:f1:2025:fallback:driver:2025fallbackdriverright.webp/v1740000000/common/f1/2025/redbullracing/maxver01/2025redbullracingmaxver01right.webp" draw:style-name="gr1" draw:text-style-name="P1" svg:width="4.746cm" svg:height="14.831cm" svg:x="11.971cm" svg:y="0.764cm">
            <draw:image xlink:href="https://media.formula1.com/image/upload/c_lfill,w_314/q_auto/d_common:f1:2025:fallback:driver:2025fallbackdriverright.webp/v1740000000/common/f1/2025/redbullracing/maxver01/2025redbullracingmaxver01right.webp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row table:style-name="ro2">
          <table:table-cell table:number-columns-repeated="2"/>
        </table:table-row>
      </table:table>
      <table:table table:name="China-Sprint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4.967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5.419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:39.96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6.889s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9.804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1.592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2.190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acing Bu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2.288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3.038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3.471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4.91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38.21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39.29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39.64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2.40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ed Bull Rac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4.904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5.64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6.18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51.37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53.94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56.68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70.212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ami - Sprint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3.16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9.03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:37.64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0.672s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1.073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3.127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3.412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5.153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5.635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5.973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6.153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7.502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7.52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8.998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9.024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9.21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9.675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 Doohan</text:p>
          </table:table-cell>
          <table:table-cell office:value-type="string" calcext:value-type="string">
            <text:p>Alp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9.909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12.059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elgium - Sprint" table:style-name="ta1"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:37.9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0.753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.414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0.176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3.789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4.964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8.610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19.119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2.183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2.89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4.55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5.96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6.59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9.04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0.175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0.941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1.981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2.86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8.072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SA - Sprint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7.676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  <draw:frame draw:z-index="1" draw:name="https://media.formula1.com/image/upload/c_lfill,w_64/q_auto/v1740000000/common/f1/2025/astonmartin/2025astonmartinlogowhite.webp" draw:style-name="gr1" draw:text-style-name="P1" svg:width="0.967cm" svg:height="0.967cm" svg:x="6.773cm" svg:y="9.031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:58.22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0.395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0.791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.224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.825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.576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2.976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.147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4.80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5.12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5.649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6.228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6.624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8.00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3.576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razil - Sprint" table:style-name="ta1">
        <table:shapes>
          <draw:frame draw:z-index="0" draw:name="https://media.formula1.com/image/upload/c_lfill,w_64/q_auto/v1740000000/common/f1/2025/astonmartin/2025astonmartinlogowhite.webp" draw:style-name="gr1" draw:text-style-name="P1" svg:width="0.967cm" svg:height="0.967cm" svg:x="6.773cm" svg:y="8.128cm">
            <draw:image xlink:href="https://media.formula1.com/image/upload/c_lfill,w_64/q_auto/v1740000000/common/f1/2025/astonmartin/2025astonmartinlogowhite.webp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3"/>
        <table:table-row table:style-name="ro3">
          <table:table-cell table:style-name="ce6" office:value-type="string" calcext:value-type="string">
            <text:p>Pos.</text:p>
          </table:table-cell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Laps</text:p>
          </table:table-cell>
          <table:table-cell table:style-name="ce6" office:value-type="string" calcext:value-type="string">
            <text:p>Time / Retired</text:p>
          </table:table-cell>
          <table:table-cell table:style-name="ce6" office:value-type="string" calcext:value-type="string">
            <text:p>Pt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o Norris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32:01.59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mi Antonelli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388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 Verstappen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0.750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orge Russell</text:p>
          </table:table-cell>
          <table:table-cell office:value-type="string" calcext:value-type="string">
            <text:p>Merced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267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scar Piastri</text:p>
          </table:table-cell>
          <table:table-cell office:value-type="string" calcext:value-type="string">
            <text:p>McLar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5.749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liver Bearma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29.630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 Lawson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642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ack Hadjar</text:p>
          </table:table-cell>
          <table:table-cell office:value-type="string" calcext:value-type="string">
            <text:p>Racing Bul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2.873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co Hulkenberg</text:p>
          </table:table-cell>
          <table:table-cell office:value-type="string" calcext:value-type="string">
            <text:p>Kick Sau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324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ierre Gasly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3.914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xander Albon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184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teban Ocon</text:p>
          </table:table-cell>
          <table:table-cell office:value-type="string" calcext:value-type="string">
            <text:p>Haas F1 Tea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4.696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los Sainz</text:p>
          </table:table-cell>
          <table:table-cell office:value-type="string" calcext:value-type="string">
            <text:p>William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420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ernando Alonso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5.76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nco Colapinto</text:p>
          </table:table-cell>
          <table:table-cell office:value-type="string" calcext:value-type="string">
            <text:p>Alp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7.777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nce Stroll</text:p>
          </table:table-cell>
          <table:table-cell office:value-type="string" calcext:value-type="string">
            <text:p>Aston Mart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58.247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uki Tsunoda</text:p>
          </table:table-cell>
          <table:table-cell office:value-type="string" calcext:value-type="string">
            <text:p>Red Bull Rac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69.176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wis Hamilton</text:p>
          </table:table-cell>
          <table:table-cell office:value-type="string" calcext:value-type="string">
            <text:p>Ferrar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es Leclerc</text:p>
          </table:table-cell>
          <table:table-cell office:value-type="string" calcext:value-type="string">
            <text:p>Ferr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 Bortoleto</text:p>
          </table:table-cell>
          <table:table-cell office:value-type="string" calcext:value-type="string">
            <text:p>Kick Sa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5:22:43.109694700</meta:creation-date>
    <dc:date>2025-12-02T17:02:05.843083400</dc:date>
    <meta:editing-duration>PT1H3M36S</meta:editing-duration>
    <meta:editing-cycles>10</meta:editing-cycles>
    <meta:generator>LibreOffice/25.2.6.2$Windows_X86_64 LibreOffice_project/729c5bfe710f5eb71ed3bbde9e06a6065e9c6c5d</meta:generator>
    <meta:document-statistic meta:table-count="31" meta:cell-count="9430" meta:object-count="116"/>
  </office:meta>
</office:document-meta>
</file>